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variant="normal" fo:text-transform="none" fo:color="#333333" style:font-name="Arial" fo:font-size="14pt" fo:letter-spacing="normal" fo:font-style="normal" style:text-underline-style="none" fo:font-weight="normal" style:font-size-asian="14pt" style:font-weight-asian="normal" style:font-size-complex="14pt" style:font-weight-complex="normal"/>
    </style:style>
    <style:style style:name="P4" style:family="paragraph" style:parent-style-name="Text_20_body">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P5" style:family="paragraph" style:parent-style-name="Text_20_body">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Text_20_body">
      <style:text-properties fo:font-variant="normal" fo:text-transform="none" fo:color="#333333" style:font-name="Arial1" fo:font-size="14pt" fo:letter-spacing="normal" fo:font-style="normal" style:text-underline-style="none" fo:font-weight="normal" style:font-size-asian="14pt" style:font-weight-asian="normal" style:font-size-complex="14pt" style:font-weight-complex="normal"/>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333333" style:font-name="Arial1" fo:font-size="10.5pt" fo:letter-spacing="normal" fo:font-style="normal" fo:font-weight="normal"/>
    </style:style>
    <style:style style:name="P8" style:family="paragraph" style:parent-style-name="Standard">
      <style:paragraph-properties fo:text-align="start" style:justify-single-word="false"/>
    </style:style>
    <style:style style:name="P9" style:family="paragraph" style:parent-style-name="Standard">
      <style:text-properties fo:font-variant="normal" fo:text-transform="none" fo:color="#333333" style:font-name="Arial1" fo:font-size="10.5pt" fo:letter-spacing="normal" fo:font-style="normal" fo:font-weight="normal"/>
    </style:style>
    <style:style style:name="P10"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text-properties fo:font-variant="normal" fo:text-transform="none" fo:color="#333333"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Heading_20_2">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Heading_20_1">
      <style:paragraph-properties fo:text-align="start" style:justify-single-word="false"/>
      <style:text-properties fo:font-variant="normal" fo:text-transform="none" fo:color="#333333" style:font-name="Arial" fo:font-size="18pt" fo:letter-spacing="normal" fo:font-style="normal" fo:font-weight="bold" style:font-size-asian="18pt" style:font-weight-asian="bold" style:font-size-complex="18pt" style:font-weight-complex="bold"/>
    </style:style>
    <style:style style:name="P16" style:family="paragraph" style:parent-style-name="Text_20_body">
      <style:text-properties style:text-underline-style="none" fo:font-weight="normal" style:font-weight-asian="normal" style:font-weight-complex="normal"/>
    </style:style>
    <style:style style:name="P17" style:family="paragraph" style:parent-style-name="Text_20_body">
      <style:text-properties fo:font-variant="normal" fo:text-transform="none" fo:color="#333333" style:font-name="Arial1" fo:font-size="12pt" fo:letter-spacing="normal" fo:font-style="normal" style:text-underline-style="none" fo:font-weight="normal" style:font-size-asian="12pt" style:font-weight-asian="normal" style:font-size-complex="12pt" style:font-weight-complex="normal"/>
    </style:style>
    <style:style style:name="P18" style:family="paragraph" style:parent-style-name="Text_20_body">
      <style:text-properties style:font-name="Arial" style:text-underline-style="none" fo:font-weight="normal" style:font-weight-asian="normal" style:font-weight-complex="normal"/>
    </style:style>
    <style:style style:name="T1" style:family="text">
      <style:text-properties fo:font-variant="normal" fo:text-transform="none" fo:color="#333333" style:font-name="Arial1" fo:font-size="14pt" fo:letter-spacing="normal" fo:font-style="normal" style:font-size-asian="14pt" style:font-size-complex="14pt"/>
    </style:style>
    <style:style style:name="T2" style:family="text">
      <style:text-properties fo:font-variant="normal" fo:text-transform="none" fo:color="#333333" style:font-name="Arial1"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variant="normal" fo:text-transform="none" fo:color="#333333" style:font-name="Arial" fo:font-size="14pt" fo:letter-spacing="normal" fo:font-style="normal" style:font-size-asian="14pt" style:font-size-complex="14pt"/>
    </style:style>
    <style:style style:name="T4" style:family="text">
      <style:text-properties fo:font-variant="normal" fo:text-transform="none" fo:color="#333333" fo:font-size="14pt" fo:letter-spacing="normal" fo:font-style="normal" style:font-size-asian="14pt" style:font-size-complex="14pt"/>
    </style:style>
    <style:style style:name="T5" style:family="text">
      <style:text-properties style:font-name="Arial" fo:font-size="14pt" style:font-size-asian="14pt" style:font-size-complex="14pt"/>
    </style:style>
    <style:style style:name="T6" style:family="text">
      <style:text-properties style:font-name="Arial" fo:font-size="14pt" style:font-size-asian="14pt" style:font-size-complex="14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mitri Corini</text:p>
      <text:p text:style-name="Standard">Mathieu Battier</text:p>
      <text:p text:style-name="Standard">Thomas Smara</text:p>
      <text:p text:style-name="Standard"/>
      <text:p text:style-name="Standard"/>
      <text:p text:style-name="P10">PLAN DE TESTS</text:p>
      <text:p text:style-name="P2">Projet de robotiq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2">I.Présenter un ensemble de tests ou recettes ainsi que leur ordonnance<text:tab/>2</text:p>
          <text:p text:style-name="P12">II.Description des tests d'intégration<text:tab/>2</text:p>
          <text:p text:style-name="P11">1.Description du test : Décrire le test de façon externe<text:tab/>2</text:p>
          <text:p text:style-name="P11">2.But du test : Décrire ce que prouve le test<text:tab/>3</text:p>
          <text:p text:style-name="P11">3.Principe de réalisation : Décrire la procédure de test ainsi que les paramètres<text:tab/>3</text:p>
          <text:p text:style-name="P12">III.Description des tests unitaires<text:tab/>3</text:p>
          <text:p text:style-name="P11">1.Mise en oeuvre<text:tab/>3</text:p>
          <text:p text:style-name="P11">2.Données d'entrées, résultats attendues, critère d'évaluation<text:tab/>3</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h text:style-name="P15" text:outline-level="1"><text:soft-page-break/>Présenter un ensemble de tests ou recettes ainsi que leur ordonnance</text:h>
      <text:p text:style-name="P3"><text:tab/>Différents tests sont prévus afin de pouvoir tester les différentes foncitonnalités du robot dont le test des couleurs, le test du DifferentialDrive ainsi que le test du CherchePalet.</text:p>
      <text:p text:style-name="P7"/>
      <text:h text:style-name="Heading_20_1" text:outline-level="1">Description des tests d'intégration</text:h>
      <text:h text:style-name="P13" text:outline-level="2">Description du test : Décrire le test de façon externe</text:h>
      <text:p text:style-name="P3"/>
      <text:p text:style-name="P3"><text:tab/>a.Test des couleurs : permet de tester le capteur des couleurs présent sur le robot.</text:p>
      <text:p text:style-name="P3"><text:tab/>b.Test du DifferentialDrive : le test de la classe DifferentialDrive permet de tester les roues du robot.</text:p>
      <text:p text:style-name="P3"><text:tab/>c.Test du CherchePalet : le test de la classe CherchePalet permet de tester le capteur à ultrason présent sur le robot.</text:p>
      <text:p text:style-name="P3"/>
      <text:h text:style-name="P14" text:outline-level="2">But du test : Décrire ce que prouve le test</text:h>
      <text:p text:style-name="P4"/>
      <text:p text:style-name="P4"><text:tab/><text:span text:style-name="T5">a.Test des couleurs : Le but est de tester la reconnaissance des différentes couleurs présente sur le terrain.</text:span></text:p>
      <text:p text:style-name="P3"><text:tab/>b.Test du DifferentialDrive : Le test de la classe DifferentialDrive teste les actions que peut effectuer le robot avec les roues, comme avancer, reculer ou tourner à gauche et à droite.</text:p>
      <text:p text:style-name="P3"><text:tab/>c.Test du CherchePalet : Le test de la classe CherchePalet qui effectue des recherche sur le terrain pour trouver le palet.</text:p>
      <text:p text:style-name="P4"/>
      <text:h text:style-name="P14" text:outline-level="2">Principe de réalisation : Décrire la procédure de test ainsi que les paramètres</text:h>
      <text:p text:style-name="P5"/>
      <text:p text:style-name="P6"><text:tab/>a.Test des couleurs : Regarde si la couleur analysée par le capteur de couleurs correspond à une des couleurs que le robot connait.</text:p>
      <text:p text:style-name="P16"><text:span text:style-name="T1"><text:tab/>b.Test du DifferentialDrive : Test si le robot avance, si le robot recule, si le robot est capable de prendre un virage à gauche et à droite, si le robot est </text:span><text:soft-page-break/><text:span text:style-name="T1">capable de faire une rotation sur lui-même dans le sens des aiguilles d'une montre puis dans l'autre sens. Les mêmes tests seront effectués mais en position relative.</text:span></text:p>
      <text:p text:style-name="P16"><text:span text:style-name="T1"><text:tab/>c.</text:span><text:span text:style-name="T3">Test du CherchePalet : Regarde si le robot est capable de détecter un palet sur le terrain.</text:span></text:p>
      <text:h text:style-name="Heading_20_1" text:outline-level="1">Description des tests unitaires</text:h>
      <text:h text:style-name="Heading_20_2" text:outline-level="2"><text:span text:style-name="T2">Mise en oeuvre</text:span></text:h>
      <text:p text:style-name="P18"><text:span text:style-name="T4"/></text:p>
      <text:p text:style-name="P18"><text:span text:style-name="T4"><text:tab/>a.Test des couleurs : La méthode test() appelle la méthode onPath() pendant 20 secondes, qui récupère la couleur sous le robot et le compare avec la couleur choisi dans la variable path_color.</text:span></text:p>
      <text:p text:style-name="P18"><text:span text:style-name="T4"><text:tab/>b.Test du DifferentialDrive : La classe DifferentialDrive contient les méthodes forward() et backward() qui permettent de faire avancer ou de faire reculer le robot en appelant les moteurs des roues gauche et droite.</text:span></text:p>
      <text:p text:style-name="P18"><text:span text:style-name="T4">La méthode turn() permet elle de faire tourner le robot en exercant un forward() de différente vitesse entre les 2 roues.</text:span></text:p>
      <text:p text:style-name="P18"><text:span text:style-name="T4">La méthode rotateClockwise() fait avancer une roue et reculer l'autre pour effectuer une rotation.</text:span></text:p>
      <text:p text:style-name="P18"><text:span text:style-name="T4"/></text:p>
      <text:p text:style-name="P18"><text:span text:style-name="T4"><text:tab/>c.Test du CherchePalet : Cherche le palet contenu dans une certaine distance, si le robot trouve le mur il repart de sa position initiale sinon il l'attrape grâce au capteur tactile entre ses pinces.</text:span></text:p>
      <text:p text:style-name="P18"><text:span text:style-name="T4"/></text:p>
      <text:h text:style-name="P14" text:outline-level="2">Données d'entrées, résultats attendues, critère d'évaluation</text:h>
      <text:p text:style-name="P4"/>
      <text:p text:style-name="P4"><text:tab/><text:span text:style-name="T5">a.Test des couleurs : Les couleurs sont stockés grâce à la classe CalibrateColor, qui permet de définir chaque couleur pour le robot.</text:span></text:p>
      <text:p text:style-name="P4"><text:span text:style-name="T5">Le robot doit être capable d'identifier chaque couleur présente sur le terrain.</text:span></text:p>
      <text:p text:style-name="P4"><text:span text:style-name="T5"><text:tab/>b.Test du DifferentialDrive : Les méthodes sont codées en absolu et en relative. Le paramètre de la méthode turn() est un entier qui correspond au ratio de la vitesse entre la roue gauche et droite.</text:span></text:p>
      <text:p text:style-name="P4"><text:span text:style-name="T5">Les méthodes doivent permettre de faire avancer, reculer, tourner à gauche et à droite ou sur soi même le robot.</text:span></text:p>
      <text:p text:style-name="P4"><text:span text:style-name="T5"><text:tab/>c.Test du CherchePalet : Le test doit récupérer un palet et distinguer un </text:span><text:soft-page-break/><text:span text:style-name="T5">palet d'un m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7M</meta:editing-duration>
    <meta:editing-cycles>38</meta:editing-cycles>
    <meta:generator>OpenOffice/4.1.2$Win32 OpenOffice.org_project/412m3$Build-9782</meta:generator>
    <dc:date>2016-12-12T21:06:12.11</dc:date>
    <meta:document-statistic meta:table-count="0" meta:image-count="0" meta:object-count="0" meta:page-count="5" meta:paragraph-count="43" meta:word-count="640" meta:character-count="3815"/>
    <meta:user-defined meta:name="Info 1"/>
    <meta:user-defined meta:name="Info 2"/>
    <meta:user-defined meta:name="Info 3"/>
    <meta:user-defined meta:name="Info 4"/>
  </office:meta>
</office:document-meta>
</file>